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 (1atm)" table:style-name="ta1">
        <table:shapes>
          <draw:frame draw:z-index="0" draw:style-name="gr1" draw:text-style-name="P1" svg:width="349.95mm" svg:height="197.08mm" svg:x="169.61mm" svg:y="2.66mm">
            <draw:object draw:notify-on-update-of-ranges="'He (1atm)'.D2:'He (1atm)'.D101 'He (1atm)'.F2:'He (1atm)'.F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nergy (MeV)</text:p>
          </table:table-cell>
          <table:table-cell office:value-type="string" calcext:value-type="string">
            <text:p>range (mm)</text:p>
          </table:table-cell>
          <table:table-cell/>
          <table:table-cell office:value-type="string" calcext:value-type="string">
            <text:p>energy (MeV)</text:p>
          </table:table-cell>
          <table:table-cell office:value-type="string" calcext:value-type="string">
            <text:p>range (mm)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12062" calcext:value-type="float">
            <text:p>7120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5.165" calcext:value-type="float">
            <text:p>615.165</text:p>
          </table:table-cell>
          <table:table-cell table:formula="of:=[.E2]*0.1" office:value-type="float" office:value="61.5165" calcext:value-type="float">
            <text:p>61.516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87029" calcext:value-type="float">
            <text:p>68702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604.927" calcext:value-type="float">
            <text:p>604.927</text:p>
          </table:table-cell>
          <table:table-cell table:formula="of:=[.E3]*0.1" office:value-type="float" office:value="60.4927" calcext:value-type="float">
            <text:p>60.492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62368" calcext:value-type="float">
            <text:p>66236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594.769" calcext:value-type="float">
            <text:p>594.769</text:p>
          </table:table-cell>
          <table:table-cell table:formula="of:=[.E4]*0.1" office:value-type="float" office:value="59.4769" calcext:value-type="float">
            <text:p>59.476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38076" calcext:value-type="float">
            <text:p>63807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584.692" calcext:value-type="float">
            <text:p>584.692</text:p>
          </table:table-cell>
          <table:table-cell table:formula="of:=[.E5]*0.1" office:value-type="float" office:value="58.4692" calcext:value-type="float">
            <text:p>58.469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14162" calcext:value-type="float">
            <text:p>61416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574.696" calcext:value-type="float">
            <text:p>574.696</text:p>
          </table:table-cell>
          <table:table-cell table:formula="of:=[.E6]*0.1" office:value-type="float" office:value="57.4696" calcext:value-type="float">
            <text:p>57.469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90622" calcext:value-type="float">
            <text:p>59062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64.781" calcext:value-type="float">
            <text:p>564.781</text:p>
          </table:table-cell>
          <table:table-cell table:formula="of:=[.E7]*0.1" office:value-type="float" office:value="56.4781" calcext:value-type="float">
            <text:p>56.478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67469" calcext:value-type="float">
            <text:p>56746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554.946" calcext:value-type="float">
            <text:p>554.946</text:p>
          </table:table-cell>
          <table:table-cell table:formula="of:=[.E8]*0.1" office:value-type="float" office:value="55.4946" calcext:value-type="float">
            <text:p>55.494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44697" calcext:value-type="float">
            <text:p>54469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545.192" calcext:value-type="float">
            <text:p>545.192</text:p>
          </table:table-cell>
          <table:table-cell table:formula="of:=[.E9]*0.1" office:value-type="float" office:value="54.5192" calcext:value-type="float">
            <text:p>54.519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22320" calcext:value-type="float">
            <text:p>52232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535.519" calcext:value-type="float">
            <text:p>535.519</text:p>
          </table:table-cell>
          <table:table-cell table:formula="of:=[.E10]*0.1" office:value-type="float" office:value="53.5519" calcext:value-type="float">
            <text:p>53.551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00333" calcext:value-type="float">
            <text:p>50033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525.927" calcext:value-type="float">
            <text:p>525.927</text:p>
          </table:table-cell>
          <table:table-cell table:formula="of:=[.E11]*0.1" office:value-type="float" office:value="52.5927" calcext:value-type="float">
            <text:p>52.592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8747" calcext:value-type="float">
            <text:p>4787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6.415" calcext:value-type="float">
            <text:p>516.415</text:p>
          </table:table-cell>
          <table:table-cell table:formula="of:=[.E12]*0.1" office:value-type="float" office:value="51.6415" calcext:value-type="float">
            <text:p>51.641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7559" calcext:value-type="float">
            <text:p>45755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506.98" calcext:value-type="float">
            <text:p>506.98</text:p>
          </table:table-cell>
          <table:table-cell table:formula="of:=[.E13]*0.1" office:value-type="float" office:value="50.698" calcext:value-type="float">
            <text:p>50.69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36781" calcext:value-type="float">
            <text:p>43678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497.627" calcext:value-type="float">
            <text:p>497.627</text:p>
          </table:table-cell>
          <table:table-cell table:formula="of:=[.E14]*0.1" office:value-type="float" office:value="49.7627" calcext:value-type="float">
            <text:p>49.762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16407" calcext:value-type="float">
            <text:p>41640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88.355" calcext:value-type="float">
            <text:p>488.355</text:p>
          </table:table-cell>
          <table:table-cell table:formula="of:=[.E15]*0.1" office:value-type="float" office:value="48.8355" calcext:value-type="float">
            <text:p>48.8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96450" calcext:value-type="float">
            <text:p>396450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479.165" calcext:value-type="float">
            <text:p>479.165</text:p>
          </table:table-cell>
          <table:table-cell table:formula="of:=[.E16]*0.1" office:value-type="float" office:value="47.9165" calcext:value-type="float">
            <text:p>47.916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76907" calcext:value-type="float">
            <text:p>37690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470.057" calcext:value-type="float">
            <text:p>470.057</text:p>
          </table:table-cell>
          <table:table-cell table:formula="of:=[.E17]*0.1" office:value-type="float" office:value="47.0057" calcext:value-type="float">
            <text:p>47.005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7789" calcext:value-type="float">
            <text:p>35778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461.03" calcext:value-type="float">
            <text:p>461.03</text:p>
          </table:table-cell>
          <table:table-cell table:formula="of:=[.E18]*0.1" office:value-type="float" office:value="46.103" calcext:value-type="float">
            <text:p>46.10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9095" calcext:value-type="float">
            <text:p>33909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452.085" calcext:value-type="float">
            <text:p>452.085</text:p>
          </table:table-cell>
          <table:table-cell table:formula="of:=[.E19]*0.1" office:value-type="float" office:value="45.2085" calcext:value-type="float">
            <text:p>45.208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0836" calcext:value-type="float">
            <text:p>32083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443.222" calcext:value-type="float">
            <text:p>443.222</text:p>
          </table:table-cell>
          <table:table-cell table:formula="of:=[.E20]*0.1" office:value-type="float" office:value="44.3222" calcext:value-type="float">
            <text:p>44.322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3007" calcext:value-type="float">
            <text:p>30300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434.441" calcext:value-type="float">
            <text:p>434.441</text:p>
          </table:table-cell>
          <table:table-cell table:formula="of:=[.E21]*0.1" office:value-type="float" office:value="43.4441" calcext:value-type="float">
            <text:p>43.44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85622" calcext:value-type="float">
            <text:p>2856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25.741" calcext:value-type="float">
            <text:p>425.741</text:p>
          </table:table-cell>
          <table:table-cell table:formula="of:=[.E22]*0.1" office:value-type="float" office:value="42.5741" calcext:value-type="float">
            <text:p>42.57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68677" calcext:value-type="float">
            <text:p>26867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417.117" calcext:value-type="float">
            <text:p>417.117</text:p>
          </table:table-cell>
          <table:table-cell table:formula="of:=[.E23]*0.1" office:value-type="float" office:value="41.7117" calcext:value-type="float">
            <text:p>41.711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2187" calcext:value-type="float">
            <text:p>25218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408.576" calcext:value-type="float">
            <text:p>408.576</text:p>
          </table:table-cell>
          <table:table-cell table:formula="of:=[.E24]*0.1" office:value-type="float" office:value="40.8576" calcext:value-type="float">
            <text:p>40.85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6148" calcext:value-type="float">
            <text:p>23614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400.118" calcext:value-type="float">
            <text:p>400.118</text:p>
          </table:table-cell>
          <table:table-cell table:formula="of:=[.E25]*0.1" office:value-type="float" office:value="40.0118" calcext:value-type="float">
            <text:p>40.01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0573" calcext:value-type="float">
            <text:p>22057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391.744" calcext:value-type="float">
            <text:p>391.744</text:p>
          </table:table-cell>
          <table:table-cell table:formula="of:=[.E26]*0.1" office:value-type="float" office:value="39.1744" calcext:value-type="float">
            <text:p>39.17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5457" calcext:value-type="float">
            <text:p>20545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83.452" calcext:value-type="float">
            <text:p>383.452</text:p>
          </table:table-cell>
          <table:table-cell table:formula="of:=[.E27]*0.1" office:value-type="float" office:value="38.3452" calcext:value-type="float">
            <text:p>38.345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0817" calcext:value-type="float">
            <text:p>19081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375.243" calcext:value-type="float">
            <text:p>375.243</text:p>
          </table:table-cell>
          <table:table-cell table:formula="of:=[.E28]*0.1" office:value-type="float" office:value="37.5243" calcext:value-type="float">
            <text:p>37.524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6648" calcext:value-type="float">
            <text:p>17664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367.117" calcext:value-type="float">
            <text:p>367.117</text:p>
          </table:table-cell>
          <table:table-cell table:formula="of:=[.E29]*0.1" office:value-type="float" office:value="36.7117" calcext:value-type="float">
            <text:p>36.71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2967" calcext:value-type="float">
            <text:p>16296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359.074" calcext:value-type="float">
            <text:p>359.074</text:p>
          </table:table-cell>
          <table:table-cell table:formula="of:=[.E30]*0.1" office:value-type="float" office:value="35.9074" calcext:value-type="float">
            <text:p>35.907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9767" calcext:value-type="float">
            <text:p>14976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351.114" calcext:value-type="float">
            <text:p>351.114</text:p>
          </table:table-cell>
          <table:table-cell table:formula="of:=[.E31]*0.1" office:value-type="float" office:value="35.1114" calcext:value-type="float">
            <text:p>35.11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7067" calcext:value-type="float">
            <text:p>1370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43.237" calcext:value-type="float">
            <text:p>343.237</text:p>
          </table:table-cell>
          <table:table-cell table:formula="of:=[.E32]*0.1" office:value-type="float" office:value="34.3237" calcext:value-type="float">
            <text:p>34.32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4863" calcext:value-type="float">
            <text:p>12486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335.435" calcext:value-type="float">
            <text:p>335.435</text:p>
          </table:table-cell>
          <table:table-cell table:formula="of:=[.E33]*0.1" office:value-type="float" office:value="33.5435" calcext:value-type="float">
            <text:p>33.54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3166" calcext:value-type="float">
            <text:p>11316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327.178" calcext:value-type="float">
            <text:p>327.178</text:p>
          </table:table-cell>
          <table:table-cell table:formula="of:=[.E34]*0.1" office:value-type="float" office:value="32.7178" calcext:value-type="float">
            <text:p>32.71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1983" calcext:value-type="float">
            <text:p>10198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20.085" calcext:value-type="float">
            <text:p>320.085</text:p>
          </table:table-cell>
          <table:table-cell table:formula="of:=[.E35]*0.1" office:value-type="float" office:value="32.0085" calcext:value-type="float">
            <text:p>32.00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1320.8" calcext:value-type="float">
            <text:p>91320.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312.538" calcext:value-type="float">
            <text:p>312.538</text:p>
          </table:table-cell>
          <table:table-cell table:formula="of:=[.E36]*0.1" office:value-type="float" office:value="31.2538" calcext:value-type="float">
            <text:p>31.25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187.2" calcext:value-type="float">
            <text:p>81187.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05.075" calcext:value-type="float">
            <text:p>305.075</text:p>
          </table:table-cell>
          <table:table-cell table:formula="of:=[.E37]*0.1" office:value-type="float" office:value="30.5075" calcext:value-type="float">
            <text:p>30.50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1589.4" calcext:value-type="float">
            <text:p>71589.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97.696" calcext:value-type="float">
            <text:p>297.696</text:p>
          </table:table-cell>
          <table:table-cell table:formula="of:=[.E38]*0.1" office:value-type="float" office:value="29.7696" calcext:value-type="float">
            <text:p>29.769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2535.5" calcext:value-type="float">
            <text:p>62535.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290.403" calcext:value-type="float">
            <text:p>290.403</text:p>
          </table:table-cell>
          <table:table-cell table:formula="of:=[.E39]*0.1" office:value-type="float" office:value="29.0403" calcext:value-type="float">
            <text:p>29.04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4034.4" calcext:value-type="float">
            <text:p>54034.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283.194" calcext:value-type="float">
            <text:p>283.194</text:p>
          </table:table-cell>
          <table:table-cell table:formula="of:=[.E40]*0.1" office:value-type="float" office:value="28.3194" calcext:value-type="float">
            <text:p>28.31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6074.8" calcext:value-type="float">
            <text:p>46074.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76.071" calcext:value-type="float">
            <text:p>276.071</text:p>
          </table:table-cell>
          <table:table-cell table:formula="of:=[.E41]*0.1" office:value-type="float" office:value="27.6071" calcext:value-type="float">
            <text:p>27.60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662.1" calcext:value-type="float">
            <text:p>38662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9.031" calcext:value-type="float">
            <text:p>269.031</text:p>
          </table:table-cell>
          <table:table-cell table:formula="of:=[.E42]*0.1" office:value-type="float" office:value="26.9031" calcext:value-type="float">
            <text:p>26.90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821.7" calcext:value-type="float">
            <text:p>31821.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262.065" calcext:value-type="float">
            <text:p>262.065</text:p>
          </table:table-cell>
          <table:table-cell table:formula="of:=[.E43]*0.1" office:value-type="float" office:value="26.2065" calcext:value-type="float">
            <text:p>26.20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581" calcext:value-type="float">
            <text:p>2558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255.186" calcext:value-type="float">
            <text:p>255.186</text:p>
          </table:table-cell>
          <table:table-cell table:formula="of:=[.E44]*0.1" office:value-type="float" office:value="25.5186" calcext:value-type="float">
            <text:p>25.51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965.3" calcext:value-type="float">
            <text:p>19965.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248.395" calcext:value-type="float">
            <text:p>248.395</text:p>
          </table:table-cell>
          <table:table-cell table:formula="of:=[.E45]*0.1" office:value-type="float" office:value="24.8395" calcext:value-type="float">
            <text:p>24.83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998.5" calcext:value-type="float">
            <text:p>14998.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241.691" calcext:value-type="float">
            <text:p>241.691</text:p>
          </table:table-cell>
          <table:table-cell table:formula="of:=[.E46]*0.1" office:value-type="float" office:value="24.1691" calcext:value-type="float">
            <text:p>24.16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02.8" calcext:value-type="float">
            <text:p>10702.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35.074" calcext:value-type="float">
            <text:p>235.074</text:p>
          </table:table-cell>
          <table:table-cell table:formula="of:=[.E47]*0.1" office:value-type="float" office:value="23.5074" calcext:value-type="float">
            <text:p>23.50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99.85" calcext:value-type="float">
            <text:p>7099.8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228.545" calcext:value-type="float">
            <text:p>228.545</text:p>
          </table:table-cell>
          <table:table-cell table:formula="of:=[.E48]*0.1" office:value-type="float" office:value="22.8545" calcext:value-type="float">
            <text:p>22.85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04.77" calcext:value-type="float">
            <text:p>4204.7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222.104" calcext:value-type="float">
            <text:p>222.104</text:p>
          </table:table-cell>
          <table:table-cell table:formula="of:=[.E49]*0.1" office:value-type="float" office:value="22.2104" calcext:value-type="float">
            <text:p>22.21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33.32" calcext:value-type="float">
            <text:p>2033.3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215.75" calcext:value-type="float">
            <text:p>215.75</text:p>
          </table:table-cell>
          <table:table-cell table:formula="of:=[.E50]*0.1" office:value-type="float" office:value="21.575" calcext:value-type="float">
            <text:p>21.5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5.165" calcext:value-type="float">
            <text:p>615.16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09.483" calcext:value-type="float">
            <text:p>209.483</text:p>
          </table:table-cell>
          <table:table-cell table:formula="of:=[.E51]*0.1" office:value-type="float" office:value="20.9483" calcext:value-type="float">
            <text:p>20.9483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3.303" calcext:value-type="float">
            <text:p>203.303</text:p>
          </table:table-cell>
          <table:table-cell table:formula="of:=[.E52]*0.1" office:value-type="float" office:value="20.3303" calcext:value-type="float">
            <text:p>20.3303</text:p>
          </table:table-cell>
        </table:table-row>
        <table:table-row table:style-name="ro1">
          <table:table-cell table:number-columns-repeated="3"/>
          <table:table-cell office:value-type="float" office:value="4.9" calcext:value-type="float">
            <text:p>4.9</text:p>
          </table:table-cell>
          <table:table-cell office:value-type="float" office:value="197.198" calcext:value-type="float">
            <text:p>197.198</text:p>
          </table:table-cell>
          <table:table-cell table:formula="of:=[.E53]*0.1" office:value-type="float" office:value="19.7198" calcext:value-type="float">
            <text:p>19.7198</text:p>
          </table:table-cell>
        </table:table-row>
        <table:table-row table:style-name="ro1">
          <table:table-cell table:number-columns-repeated="3"/>
          <table:table-cell office:value-type="float" office:value="4.8" calcext:value-type="float">
            <text:p>4.8</text:p>
          </table:table-cell>
          <table:table-cell office:value-type="float" office:value="191.183" calcext:value-type="float">
            <text:p>191.183</text:p>
          </table:table-cell>
          <table:table-cell table:formula="of:=[.E54]*0.1" office:value-type="float" office:value="19.1183" calcext:value-type="float">
            <text:p>19.1183</text:p>
          </table:table-cell>
        </table:table-row>
        <table:table-row table:style-name="ro1">
          <table:table-cell table:number-columns-repeated="3"/>
          <table:table-cell office:value-type="float" office:value="4.7" calcext:value-type="float">
            <text:p>4.7</text:p>
          </table:table-cell>
          <table:table-cell office:value-type="float" office:value="185.259" calcext:value-type="float">
            <text:p>185.259</text:p>
          </table:table-cell>
          <table:table-cell table:formula="of:=[.E55]*0.1" office:value-type="float" office:value="18.5259" calcext:value-type="float">
            <text:p>18.5259</text:p>
          </table:table-cell>
        </table:table-row>
        <table:table-row table:style-name="ro1">
          <table:table-cell table:number-columns-repeated="3"/>
          <table:table-cell office:value-type="float" office:value="4.6" calcext:value-type="float">
            <text:p>4.6</text:p>
          </table:table-cell>
          <table:table-cell office:value-type="float" office:value="179.425" calcext:value-type="float">
            <text:p>179.425</text:p>
          </table:table-cell>
          <table:table-cell table:formula="of:=[.E56]*0.1" office:value-type="float" office:value="17.9425" calcext:value-type="float">
            <text:p>17.9425</text:p>
          </table:table-cell>
        </table:table-row>
        <table:table-row table:style-name="ro1"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173.681" calcext:value-type="float">
            <text:p>173.681</text:p>
          </table:table-cell>
          <table:table-cell table:formula="of:=[.E57]*0.1" office:value-type="float" office:value="17.3681" calcext:value-type="float">
            <text:p>17.3681</text:p>
          </table:table-cell>
        </table:table-row>
        <table:table-row table:style-name="ro1">
          <table:table-cell table:number-columns-repeated="3"/>
          <table:table-cell office:value-type="float" office:value="4.4" calcext:value-type="float">
            <text:p>4.4</text:p>
          </table:table-cell>
          <table:table-cell office:value-type="float" office:value="168.028" calcext:value-type="float">
            <text:p>168.028</text:p>
          </table:table-cell>
          <table:table-cell table:formula="of:=[.E58]*0.1" office:value-type="float" office:value="16.8028" calcext:value-type="float">
            <text:p>16.8028</text:p>
          </table:table-cell>
        </table:table-row>
        <table:table-row table:style-name="ro1">
          <table:table-cell table:number-columns-repeated="3"/>
          <table:table-cell office:value-type="float" office:value="4.3" calcext:value-type="float">
            <text:p>4.3</text:p>
          </table:table-cell>
          <table:table-cell office:value-type="float" office:value="162.466" calcext:value-type="float">
            <text:p>162.466</text:p>
          </table:table-cell>
          <table:table-cell table:formula="of:=[.E59]*0.1" office:value-type="float" office:value="16.2466" calcext:value-type="float">
            <text:p>16.2466</text:p>
          </table:table-cell>
        </table:table-row>
        <table:table-row table:style-name="ro1">
          <table:table-cell table:number-columns-repeated="3"/>
          <table:table-cell office:value-type="float" office:value="4.2" calcext:value-type="float">
            <text:p>4.2</text:p>
          </table:table-cell>
          <table:table-cell office:value-type="float" office:value="156.994" calcext:value-type="float">
            <text:p>156.994</text:p>
          </table:table-cell>
          <table:table-cell table:formula="of:=[.E60]*0.1" office:value-type="float" office:value="15.6994" calcext:value-type="float">
            <text:p>15.6994</text:p>
          </table:table-cell>
        </table:table-row>
        <table:table-row table:style-name="ro1">
          <table:table-cell table:number-columns-repeated="3"/>
          <table:table-cell office:value-type="float" office:value="4.1" calcext:value-type="float">
            <text:p>4.1</text:p>
          </table:table-cell>
          <table:table-cell office:value-type="float" office:value="151.612" calcext:value-type="float">
            <text:p>151.612</text:p>
          </table:table-cell>
          <table:table-cell table:formula="of:=[.E61]*0.1" office:value-type="float" office:value="15.1612" calcext:value-type="float">
            <text:p>15.161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6.321" calcext:value-type="float">
            <text:p>146.321</text:p>
          </table:table-cell>
          <table:table-cell table:formula="of:=[.E62]*0.1" office:value-type="float" office:value="14.6321" calcext:value-type="float">
            <text:p>14.6321</text:p>
          </table:table-cell>
        </table:table-row>
        <table:table-row table:style-name="ro1">
          <table:table-cell table:number-columns-repeated="3"/>
          <table:table-cell office:value-type="float" office:value="3.9" calcext:value-type="float">
            <text:p>3.9</text:p>
          </table:table-cell>
          <table:table-cell office:value-type="float" office:value="141.116" calcext:value-type="float">
            <text:p>141.116</text:p>
          </table:table-cell>
          <table:table-cell table:formula="of:=[.E63]*0.1" office:value-type="float" office:value="14.1116" calcext:value-type="float">
            <text:p>14.1116</text:p>
          </table:table-cell>
        </table:table-row>
        <table:table-row table:style-name="ro1">
          <table:table-cell table:number-columns-repeated="3"/>
          <table:table-cell office:value-type="float" office:value="3.8" calcext:value-type="float">
            <text:p>3.8</text:p>
          </table:table-cell>
          <table:table-cell office:value-type="float" office:value="136.004" calcext:value-type="float">
            <text:p>136.004</text:p>
          </table:table-cell>
          <table:table-cell table:formula="of:=[.E64]*0.1" office:value-type="float" office:value="13.6004" calcext:value-type="float">
            <text:p>13.6004</text:p>
          </table:table-cell>
        </table:table-row>
        <table:table-row table:style-name="ro1">
          <table:table-cell table:number-columns-repeated="3"/>
          <table:table-cell office:value-type="float" office:value="3.7" calcext:value-type="float">
            <text:p>3.7</text:p>
          </table:table-cell>
          <table:table-cell office:value-type="float" office:value="130.986" calcext:value-type="float">
            <text:p>130.986</text:p>
          </table:table-cell>
          <table:table-cell table:formula="of:=[.E65]*0.1" office:value-type="float" office:value="13.0986" calcext:value-type="float">
            <text:p>13.0986</text:p>
          </table:table-cell>
        </table:table-row>
        <table:table-row table:style-name="ro1"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126.061" calcext:value-type="float">
            <text:p>126.061</text:p>
          </table:table-cell>
          <table:table-cell table:formula="of:=[.E66]*0.1" office:value-type="float" office:value="12.6061" calcext:value-type="float">
            <text:p>12.6061</text:p>
          </table:table-cell>
        </table:table-row>
        <table:table-row table:style-name="ro1"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121.226" calcext:value-type="float">
            <text:p>121.226</text:p>
          </table:table-cell>
          <table:table-cell table:formula="of:=[.E67]*0.1" office:value-type="float" office:value="12.1226" calcext:value-type="float">
            <text:p>12.1226</text:p>
          </table:table-cell>
        </table:table-row>
        <table:table-row table:style-name="ro1"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116.487" calcext:value-type="float">
            <text:p>116.487</text:p>
          </table:table-cell>
          <table:table-cell table:formula="of:=[.E68]*0.1" office:value-type="float" office:value="11.6487" calcext:value-type="float">
            <text:p>11.6487</text:p>
          </table:table-cell>
        </table:table-row>
        <table:table-row table:style-name="ro1"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111.844" calcext:value-type="float">
            <text:p>111.844</text:p>
          </table:table-cell>
          <table:table-cell table:formula="of:=[.E69]*0.1" office:value-type="float" office:value="11.1844" calcext:value-type="float">
            <text:p>11.1844</text:p>
          </table:table-cell>
        </table:table-row>
        <table:table-row table:style-name="ro1">
          <table:table-cell table:number-columns-repeated="3"/>
          <table:table-cell office:value-type="float" office:value="3.2" calcext:value-type="float">
            <text:p>3.2</text:p>
          </table:table-cell>
          <table:table-cell office:value-type="float" office:value="107.296" calcext:value-type="float">
            <text:p>107.296</text:p>
          </table:table-cell>
          <table:table-cell table:formula="of:=[.E70]*0.1" office:value-type="float" office:value="10.7296" calcext:value-type="float">
            <text:p>10.7296</text:p>
          </table:table-cell>
        </table:table-row>
        <table:table-row table:style-name="ro1"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102.841" calcext:value-type="float">
            <text:p>102.841</text:p>
          </table:table-cell>
          <table:table-cell table:formula="of:=[.E71]*0.1" office:value-type="float" office:value="10.2841" calcext:value-type="float">
            <text:p>10.284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8.4831" calcext:value-type="float">
            <text:p>98.4831</text:p>
          </table:table-cell>
          <table:table-cell table:formula="of:=[.E72]*0.1" office:value-type="float" office:value="9.84831" calcext:value-type="float">
            <text:p>9.84831</text:p>
          </table:table-cell>
        </table:table-row>
        <table:table-row table:style-name="ro1">
          <table:table-cell table:number-columns-repeated="3"/>
          <table:table-cell office:value-type="float" office:value="2.9" calcext:value-type="float">
            <text:p>2.9</text:p>
          </table:table-cell>
          <table:table-cell office:value-type="float" office:value="94.2235" calcext:value-type="float">
            <text:p>94.2235</text:p>
          </table:table-cell>
          <table:table-cell table:formula="of:=[.E73]*0.1" office:value-type="float" office:value="9.42235" calcext:value-type="float">
            <text:p>9.42235</text:p>
          </table:table-cell>
        </table:table-row>
        <table:table-row table:style-name="ro1"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90.0617" calcext:value-type="float">
            <text:p>90.0617</text:p>
          </table:table-cell>
          <table:table-cell table:formula="of:=[.E74]*0.1" office:value-type="float" office:value="9.00617" calcext:value-type="float">
            <text:p>9.00617</text:p>
          </table:table-cell>
        </table:table-row>
        <table:table-row table:style-name="ro1">
          <table:table-cell table:number-columns-repeated="3"/>
          <table:table-cell office:value-type="float" office:value="2.7" calcext:value-type="float">
            <text:p>2.7</text:p>
          </table:table-cell>
          <table:table-cell office:value-type="float" office:value="85.9955" calcext:value-type="float">
            <text:p>85.9955</text:p>
          </table:table-cell>
          <table:table-cell table:formula="of:=[.E75]*0.1" office:value-type="float" office:value="8.59955" calcext:value-type="float">
            <text:p>8.59955</text:p>
          </table:table-cell>
        </table:table-row>
        <table:table-row table:style-name="ro1"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82.0288" calcext:value-type="float">
            <text:p>82.0288</text:p>
          </table:table-cell>
          <table:table-cell table:formula="of:=[.E76]*0.1" office:value-type="float" office:value="8.20288" calcext:value-type="float">
            <text:p>8.20288</text:p>
          </table:table-cell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78.1615" calcext:value-type="float">
            <text:p>78.1615</text:p>
          </table:table-cell>
          <table:table-cell table:formula="of:=[.E77]*0.1" office:value-type="float" office:value="7.81615" calcext:value-type="float">
            <text:p>7.81615</text:p>
          </table:table-cell>
        </table:table-row>
        <table:table-row table:style-name="ro1"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74.3937" calcext:value-type="float">
            <text:p>74.3937</text:p>
          </table:table-cell>
          <table:table-cell table:formula="of:=[.E78]*0.1" office:value-type="float" office:value="7.43937" calcext:value-type="float">
            <text:p>7.43937</text:p>
          </table:table-cell>
        </table:table-row>
        <table:table-row table:style-name="ro1">
          <table:table-cell table:number-columns-repeated="3"/>
          <table:table-cell office:value-type="float" office:value="2.3" calcext:value-type="float">
            <text:p>2.3</text:p>
          </table:table-cell>
          <table:table-cell office:value-type="float" office:value="70.7254" calcext:value-type="float">
            <text:p>70.7254</text:p>
          </table:table-cell>
          <table:table-cell table:formula="of:=[.E79]*0.1" office:value-type="float" office:value="7.07254" calcext:value-type="float">
            <text:p>7.07254</text:p>
          </table:table-cell>
        </table:table-row>
        <table:table-row table:style-name="ro1"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67.1565" calcext:value-type="float">
            <text:p>67.1565</text:p>
          </table:table-cell>
          <table:table-cell table:formula="of:=[.E80]*0.1" office:value-type="float" office:value="6.71565" calcext:value-type="float">
            <text:p>6.71565</text:p>
          </table:table-cell>
        </table:table-row>
        <table:table-row table:style-name="ro1">
          <table:table-cell table:number-columns-repeated="3"/>
          <table:table-cell office:value-type="float" office:value="2.1" calcext:value-type="float">
            <text:p>2.1</text:p>
          </table:table-cell>
          <table:table-cell office:value-type="float" office:value="63.6871" calcext:value-type="float">
            <text:p>63.6871</text:p>
          </table:table-cell>
          <table:table-cell table:formula="of:=[.E81]*0.1" office:value-type="float" office:value="6.36871" calcext:value-type="float">
            <text:p>6.3687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0.3171" calcext:value-type="float">
            <text:p>60.3171</text:p>
          </table:table-cell>
          <table:table-cell table:formula="of:=[.E82]*0.1" office:value-type="float" office:value="6.03171" calcext:value-type="float">
            <text:p>6.03171</text:p>
          </table:table-cell>
        </table:table-row>
        <table:table-row table:style-name="ro1">
          <table:table-cell table:number-columns-repeated="3"/>
          <table:table-cell office:value-type="float" office:value="1.9" calcext:value-type="float">
            <text:p>1.9</text:p>
          </table:table-cell>
          <table:table-cell office:value-type="float" office:value="57.0475" calcext:value-type="float">
            <text:p>57.0475</text:p>
          </table:table-cell>
          <table:table-cell table:formula="of:=[.E83]*0.1" office:value-type="float" office:value="5.70475" calcext:value-type="float">
            <text:p>5.70475</text:p>
          </table:table-cell>
        </table:table-row>
        <table:table-row table:style-name="ro1"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53.8752" calcext:value-type="float">
            <text:p>53.8752</text:p>
          </table:table-cell>
          <table:table-cell table:formula="of:=[.E84]*0.1" office:value-type="float" office:value="5.38752" calcext:value-type="float">
            <text:p>5.38752</text:p>
          </table:table-cell>
        </table:table-row>
        <table:table-row table:style-name="ro1">
          <table:table-cell table:number-columns-repeated="3"/>
          <table:table-cell office:value-type="float" office:value="1.7" calcext:value-type="float">
            <text:p>1.7</text:p>
          </table:table-cell>
          <table:table-cell office:value-type="float" office:value="50.8023" calcext:value-type="float">
            <text:p>50.8023</text:p>
          </table:table-cell>
          <table:table-cell table:formula="of:=[.E85]*0.1" office:value-type="float" office:value="5.08023" calcext:value-type="float">
            <text:p>5.08023</text:p>
          </table:table-cell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47.8228" calcext:value-type="float">
            <text:p>47.8228</text:p>
          </table:table-cell>
          <table:table-cell table:formula="of:=[.E86]*0.1" office:value-type="float" office:value="4.78228" calcext:value-type="float">
            <text:p>4.78228</text:p>
          </table:table-cell>
        </table:table-row>
        <table:table-row table:style-name="ro1"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44.9402" calcext:value-type="float">
            <text:p>44.9402</text:p>
          </table:table-cell>
          <table:table-cell table:formula="of:=[.E87]*0.1" office:value-type="float" office:value="4.49402" calcext:value-type="float">
            <text:p>4.49402</text:p>
          </table:table-cell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42.1439" calcext:value-type="float">
            <text:p>42.1439</text:p>
          </table:table-cell>
          <table:table-cell table:formula="of:=[.E88]*0.1" office:value-type="float" office:value="4.21439" calcext:value-type="float">
            <text:p>4.21439</text:p>
          </table:table-cell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39.4399" calcext:value-type="float">
            <text:p>39.4399</text:p>
          </table:table-cell>
          <table:table-cell table:formula="of:=[.E89]*0.1" office:value-type="float" office:value="3.94399" calcext:value-type="float">
            <text:p>3.94399</text:p>
          </table:table-cell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36.8093" calcext:value-type="float">
            <text:p>36.8093</text:p>
          </table:table-cell>
          <table:table-cell table:formula="of:=[.E90]*0.1" office:value-type="float" office:value="3.68093" calcext:value-type="float">
            <text:p>3.68093</text:p>
          </table:table-cell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34.263" calcext:value-type="float">
            <text:p>34.263</text:p>
          </table:table-cell>
          <table:table-cell table:formula="of:=[.E91]*0.1" office:value-type="float" office:value="3.4263" calcext:value-type="float">
            <text:p>3.426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.7679" calcext:value-type="float">
            <text:p>31.7679</text:p>
          </table:table-cell>
          <table:table-cell table:formula="of:=[.E92]*0.1" office:value-type="float" office:value="3.17679" calcext:value-type="float">
            <text:p>3.17679</text:p>
          </table:table-cell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29.3379" calcext:value-type="float">
            <text:p>29.3379</text:p>
          </table:table-cell>
          <table:table-cell table:formula="of:=[.E93]*0.1" office:value-type="float" office:value="2.93379" calcext:value-type="float">
            <text:p>2.93379</text:p>
          </table:table-cell>
        </table:table-row>
        <table:table-row table:style-name="ro1">
          <table:table-cell table:number-columns-repeated="3"/>
          <table:table-cell office:value-type="float" office:value="0.799999999999999" calcext:value-type="float">
            <text:p>0.799999999999999</text:p>
          </table:table-cell>
          <table:table-cell office:value-type="float" office:value="26.9309" calcext:value-type="float">
            <text:p>26.9309</text:p>
          </table:table-cell>
          <table:table-cell table:formula="of:=[.E94]*0.1" office:value-type="float" office:value="2.69309" calcext:value-type="float">
            <text:p>2.69309</text:p>
          </table:table-cell>
        </table:table-row>
        <table:table-row table:style-name="ro1">
          <table:table-cell table:number-columns-repeated="3"/>
          <table:table-cell office:value-type="float" office:value="0.699999999999999" calcext:value-type="float">
            <text:p>0.699999999999999</text:p>
          </table:table-cell>
          <table:table-cell office:value-type="float" office:value="24.5451" calcext:value-type="float">
            <text:p>24.5451</text:p>
          </table:table-cell>
          <table:table-cell table:formula="of:=[.E95]*0.1" office:value-type="float" office:value="2.45451" calcext:value-type="float">
            <text:p>2.45451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22.1424" calcext:value-type="float">
            <text:p>22.1424</text:p>
          </table:table-cell>
          <table:table-cell table:formula="of:=[.E96]*0.1" office:value-type="float" office:value="2.21424" calcext:value-type="float">
            <text:p>2.21424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9.6798" calcext:value-type="float">
            <text:p>19.6798</text:p>
          </table:table-cell>
          <table:table-cell table:formula="of:=[.E97]*0.1" office:value-type="float" office:value="1.96798" calcext:value-type="float">
            <text:p>1.96798</text:p>
          </table:table-cell>
        </table:table-row>
        <table:table-row table:style-name="ro1">
          <table:table-cell table:number-columns-repeated="3"/>
          <table:table-cell office:value-type="float" office:value="0.399999999999999" calcext:value-type="float">
            <text:p>0.399999999999999</text:p>
          </table:table-cell>
          <table:table-cell office:value-type="float" office:value="17.0936" calcext:value-type="float">
            <text:p>17.0936</text:p>
          </table:table-cell>
          <table:table-cell table:formula="of:=[.E98]*0.1" office:value-type="float" office:value="1.70936" calcext:value-type="float">
            <text:p>1.70936</text:p>
          </table:table-cell>
        </table:table-row>
        <table:table-row table:style-name="ro1">
          <table:table-cell table:number-columns-repeated="3"/>
          <table:table-cell office:value-type="float" office:value="0.299999999999999" calcext:value-type="float">
            <text:p>0.299999999999999</text:p>
          </table:table-cell>
          <table:table-cell office:value-type="float" office:value="14.2887" calcext:value-type="float">
            <text:p>14.2887</text:p>
          </table:table-cell>
          <table:table-cell table:formula="of:=[.E99]*0.1" office:value-type="float" office:value="1.42887" calcext:value-type="float">
            <text:p>1.42887</text:p>
          </table:table-cell>
        </table:table-row>
        <table:table-row table:style-name="ro1">
          <table:table-cell table:number-columns-repeated="3"/>
          <table:table-cell office:value-type="float" office:value="0.199999999999999" calcext:value-type="float">
            <text:p>0.199999999999999</text:p>
          </table:table-cell>
          <table:table-cell office:value-type="float" office:value="11.0832" calcext:value-type="float">
            <text:p>11.0832</text:p>
          </table:table-cell>
          <table:table-cell table:formula="of:=[.E100]*0.1" office:value-type="float" office:value="1.10832" calcext:value-type="float">
            <text:p>1.10832</text:p>
          </table:table-cell>
        </table:table-row>
        <table:table-row table:style-name="ro1">
          <table:table-cell table:number-columns-repeated="3"/>
          <table:table-cell office:value-type="float" office:value="0.0999999999999996" calcext:value-type="float">
            <text:p>0.1</text:p>
          </table:table-cell>
          <table:table-cell office:value-type="float" office:value="7.06431" calcext:value-type="float">
            <text:p>7.06431</text:p>
          </table:table-cell>
          <table:table-cell table:formula="of:=[.E101]*0.1" office:value-type="float" office:value="0.706431" calcext:value-type="float">
            <text:p>0.706431</text:p>
          </table:table-cell>
        </table:table-row>
      </table:table>
      <table:table table:name="He+CO2 (0.5atm)" table:style-name="ta1">
        <table:shapes>
          <draw:frame draw:z-index="0" draw:style-name="gr1" draw:text-style-name="P1" svg:width="159.99mm" svg:height="89.99mm" svg:x="43.86mm" svg:y="5.51mm">
            <draw:object draw:notify-on-update-of-ranges="'He+CO2 (0.5atm)'.A2:'He+CO2 (0.5atm)'.A41 'He+CO2 (0.5atm)'.B2:'He+CO2 (0.5atm)'.B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ge (cm)</text:p>
          </table:table-cell>
          <table:table-cell office:value-type="string" calcext:value-type="string">
            <text:p>energy (MeV)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461264" calcext:value-type="float">
            <text:p>0.0046126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938558" calcext:value-type="float">
            <text:p>0.0093855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52788" calcext:value-type="float">
            <text:p>0.015278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22464" calcext:value-type="float">
            <text:p>0.022246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303073" calcext:value-type="float">
            <text:p>0.030307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393884" calcext:value-type="float">
            <text:p>0.039388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494007" calcext:value-type="float">
            <text:p>0.049400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603351" calcext:value-type="float">
            <text:p>0.060335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720857" calcext:value-type="float">
            <text:p>0.0720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6638" calcext:value-type="float">
            <text:p>0.084663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980084" calcext:value-type="float">
            <text:p>0.098008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1213" calcext:value-type="float">
            <text:p>0.1121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27028" calcext:value-type="float">
            <text:p>0.12702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42697" calcext:value-type="float">
            <text:p>0.14269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59107" calcext:value-type="float">
            <text:p>0.15910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76241" calcext:value-type="float">
            <text:p>0.17624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9408" calcext:value-type="float">
            <text:p>0.1940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212605" calcext:value-type="float">
            <text:p>0.21260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231797" calcext:value-type="float">
            <text:p>0.231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163" calcext:value-type="float">
            <text:p>0.2516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272089" calcext:value-type="float">
            <text:p>0.27208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293147" calcext:value-type="float">
            <text:p>0.29314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314785" calcext:value-type="float">
            <text:p>0.31478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336963" calcext:value-type="float">
            <text:p>0.33696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59673" calcext:value-type="float">
            <text:p>0.35967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382851" calcext:value-type="float">
            <text:p>0.38285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406495" calcext:value-type="float">
            <text:p>0.40649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430525" calcext:value-type="float">
            <text:p>0.43052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454966" calcext:value-type="float">
            <text:p>0.4549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9819" calcext:value-type="float">
            <text:p>0.47981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504883" calcext:value-type="float">
            <text:p>0.50488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530261" calcext:value-type="float">
            <text:p>0.53026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555956" calcext:value-type="float">
            <text:p>0.55595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581782" calcext:value-type="float">
            <text:p>0.58178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607787" calcext:value-type="float">
            <text:p>0.60778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633998" calcext:value-type="float">
            <text:p>0.63399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660271" calcext:value-type="float">
            <text:p>0.66027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686619" calcext:value-type="float">
            <text:p>0.68661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713073" calcext:value-type="float">
            <text:p>0.7130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9523" calcext:value-type="float">
            <text:p>0.7395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IPAゴシック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22:52:01.180693931</meta:creation-date>
    <dc:date>2018-12-26T16:29:36.821549228</dc:date>
    <meta:editing-duration>PT1H31M43S</meta:editing-duration>
    <meta:editing-cycles>1</meta:editing-cycles>
    <meta:document-statistic meta:table-count="2" meta:cell-count="486" meta:object-count="2"/>
    <meta:generator>LibreOffice/6.1.4.2$Linux_X86_64 LibreOffice_project/edc26d7faf41e406360d34efe1e39fe03035f7b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996cm" svg:height="19.709cm" xlink:href=".." xlink:type="simple" chart:class="chart:scatter" chart:style-name="ch1">
        <chart:legend chart:legend-position="end" svg:x="31.425cm" svg:y="9.306cm" style:legend-expansion="high" chart:style-name="ch2"/>
        <chart:plot-area chart:style-name="ch3" table:cell-range-address="'He (1atm)'.D2:'He (1atm)'.D101 'He (1atm)'.F2:'He (1atm)'.F101" svg:x="1.648cm" svg:y="0.236cm" svg:width="28.803cm" svg:height="17.938cm">
          <chartooo:coordinate-region svg:x="2.269cm" svg:y="0.435cm" svg:width="27.995cm" svg:height="17.092cm"/>
          <chart:axis chart:dimension="x" chart:name="primary-x" chart:style-name="ch4">
            <chart:title svg:x="15.013cm" svg:y="18.568cm" chart:style-name="ch5">
              <text:p>energy (MeV)</text:p>
            </chart:title>
          </chart:axis>
          <chart:axis chart:dimension="y" chart:name="primary-y" chart:style-name="ch4">
            <chart:title svg:x="0.389cm" svg:y="10.043cm" chart:style-name="ch6">
              <text:p>range (cm)</text:p>
            </chart:title>
            <chart:grid chart:style-name="ch7" chart:class="major"/>
          </chart:axis>
          <chart:series chart:style-name="ch8" chart:values-cell-range-address="'He (1atm)'.F2:'He (1atm)'.F101" chart:class="chart:scatter">
            <chart:domain table:cell-range-address="'He (1atm)'.D2:'He (1atm)'.D101"/>
            <chart:regression-curve chart:style-name="ch9">
              <chart:equation chart:display-equation="true" chart:display-r-square="true"/>
            </chart:regression-curve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He (1atm)'.D2:'He (1atm)'.D101</svg:desc>
                </draw:g>
              </table:table-cell>
              <table:table-cell office:value-type="float" office:value="61.5165">
                <text:p>61.5165</text:p>
                <draw:g>
                  <svg:desc>'He (1atm)'.F2:'He (1atm)'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9">
                <text:p>9.9</text:p>
              </table:table-cell>
              <table:table-cell office:value-type="float" office:value="60.4927">
                <text:p>60.4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8">
                <text:p>9.8</text:p>
              </table:table-cell>
              <table:table-cell office:value-type="float" office:value="59.4769">
                <text:p>59.4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7">
                <text:p>9.7</text:p>
              </table:table-cell>
              <table:table-cell office:value-type="float" office:value="58.4692">
                <text:p>58.4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6">
                <text:p>9.6</text:p>
              </table:table-cell>
              <table:table-cell office:value-type="float" office:value="57.4696">
                <text:p>57.4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56.4781">
                <text:p>56.4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">
                <text:p>9.4</text:p>
              </table:table-cell>
              <table:table-cell office:value-type="float" office:value="55.4946">
                <text:p>55.4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3">
                <text:p>9.3</text:p>
              </table:table-cell>
              <table:table-cell office:value-type="float" office:value="54.5192">
                <text:p>54.5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">
                <text:p>9.2</text:p>
              </table:table-cell>
              <table:table-cell office:value-type="float" office:value="53.5519">
                <text:p>53.5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52.5927">
                <text:p>52.5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1.6415">
                <text:p>51.6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9">
                <text:p>8.9</text:p>
              </table:table-cell>
              <table:table-cell office:value-type="float" office:value="50.698">
                <text:p>50.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8">
                <text:p>8.8</text:p>
              </table:table-cell>
              <table:table-cell office:value-type="float" office:value="49.7627">
                <text:p>49.7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7">
                <text:p>8.7</text:p>
              </table:table-cell>
              <table:table-cell office:value-type="float" office:value="48.8355">
                <text:p>48.8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6">
                <text:p>8.6</text:p>
              </table:table-cell>
              <table:table-cell office:value-type="float" office:value="47.9165">
                <text:p>47.9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5">
                <text:p>8.5</text:p>
              </table:table-cell>
              <table:table-cell office:value-type="float" office:value="47.0057">
                <text:p>47.00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">
                <text:p>8.4</text:p>
              </table:table-cell>
              <table:table-cell office:value-type="float" office:value="46.103">
                <text:p>46.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3">
                <text:p>8.3</text:p>
              </table:table-cell>
              <table:table-cell office:value-type="float" office:value="45.2085">
                <text:p>45.2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">
                <text:p>8.2</text:p>
              </table:table-cell>
              <table:table-cell office:value-type="float" office:value="44.3222">
                <text:p>44.3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1">
                <text:p>8.1</text:p>
              </table:table-cell>
              <table:table-cell office:value-type="float" office:value="43.4441">
                <text:p>43.44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42.5741">
                <text:p>42.57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9">
                <text:p>7.9</text:p>
              </table:table-cell>
              <table:table-cell office:value-type="float" office:value="41.7117">
                <text:p>41.7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8">
                <text:p>7.8</text:p>
              </table:table-cell>
              <table:table-cell office:value-type="float" office:value="40.8576">
                <text:p>40.85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7">
                <text:p>7.7</text:p>
              </table:table-cell>
              <table:table-cell office:value-type="float" office:value="40.0118">
                <text:p>40.0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6">
                <text:p>7.6</text:p>
              </table:table-cell>
              <table:table-cell office:value-type="float" office:value="39.1744">
                <text:p>39.17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">
                <text:p>7.5</text:p>
              </table:table-cell>
              <table:table-cell office:value-type="float" office:value="38.3452">
                <text:p>38.3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4">
                <text:p>7.4</text:p>
              </table:table-cell>
              <table:table-cell office:value-type="float" office:value="37.5243">
                <text:p>37.5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">
                <text:p>7.3</text:p>
              </table:table-cell>
              <table:table-cell office:value-type="float" office:value="36.7117">
                <text:p>36.7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">
                <text:p>7.2</text:p>
              </table:table-cell>
              <table:table-cell office:value-type="float" office:value="35.9074">
                <text:p>35.9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1">
                <text:p>7.1</text:p>
              </table:table-cell>
              <table:table-cell office:value-type="float" office:value="35.1114">
                <text:p>35.11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34.3237">
                <text:p>34.3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9">
                <text:p>6.9</text:p>
              </table:table-cell>
              <table:table-cell office:value-type="float" office:value="33.5435">
                <text:p>33.54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8">
                <text:p>6.8</text:p>
              </table:table-cell>
              <table:table-cell office:value-type="float" office:value="32.7178">
                <text:p>32.71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">
                <text:p>6.7</text:p>
              </table:table-cell>
              <table:table-cell office:value-type="float" office:value="32.0085">
                <text:p>32.00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">
                <text:p>6.6</text:p>
              </table:table-cell>
              <table:table-cell office:value-type="float" office:value="31.2538">
                <text:p>31.25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5">
                <text:p>6.5</text:p>
              </table:table-cell>
              <table:table-cell office:value-type="float" office:value="30.5075">
                <text:p>30.5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">
                <text:p>6.4</text:p>
              </table:table-cell>
              <table:table-cell office:value-type="float" office:value="29.7696">
                <text:p>29.7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3">
                <text:p>6.3</text:p>
              </table:table-cell>
              <table:table-cell office:value-type="float" office:value="29.0403">
                <text:p>29.04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2">
                <text:p>6.2</text:p>
              </table:table-cell>
              <table:table-cell office:value-type="float" office:value="28.3194">
                <text:p>28.31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1">
                <text:p>6.1</text:p>
              </table:table-cell>
              <table:table-cell office:value-type="float" office:value="27.6071">
                <text:p>27.60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26.9031">
                <text:p>26.9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9">
                <text:p>5.9</text:p>
              </table:table-cell>
              <table:table-cell office:value-type="float" office:value="26.2065">
                <text:p>26.20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8">
                <text:p>5.8</text:p>
              </table:table-cell>
              <table:table-cell office:value-type="float" office:value="25.5186">
                <text:p>25.5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7">
                <text:p>5.7</text:p>
              </table:table-cell>
              <table:table-cell office:value-type="float" office:value="24.8395">
                <text:p>24.8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6">
                <text:p>5.6</text:p>
              </table:table-cell>
              <table:table-cell office:value-type="float" office:value="24.1691">
                <text:p>24.16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">
                <text:p>5.5</text:p>
              </table:table-cell>
              <table:table-cell office:value-type="float" office:value="23.5074">
                <text:p>23.50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4">
                <text:p>5.4</text:p>
              </table:table-cell>
              <table:table-cell office:value-type="float" office:value="22.8545">
                <text:p>22.8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3">
                <text:p>5.3</text:p>
              </table:table-cell>
              <table:table-cell office:value-type="float" office:value="22.2104">
                <text:p>22.21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2">
                <text:p>5.2</text:p>
              </table:table-cell>
              <table:table-cell office:value-type="float" office:value="21.575">
                <text:p>21.5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1">
                <text:p>5.1</text:p>
              </table:table-cell>
              <table:table-cell office:value-type="float" office:value="20.9483">
                <text:p>20.94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20.3303">
                <text:p>20.33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9">
                <text:p>4.9</text:p>
              </table:table-cell>
              <table:table-cell office:value-type="float" office:value="19.7198">
                <text:p>19.71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">
                <text:p>4.8</text:p>
              </table:table-cell>
              <table:table-cell office:value-type="float" office:value="19.1183">
                <text:p>19.11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7">
                <text:p>4.7</text:p>
              </table:table-cell>
              <table:table-cell office:value-type="float" office:value="18.5259">
                <text:p>18.52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6">
                <text:p>4.6</text:p>
              </table:table-cell>
              <table:table-cell office:value-type="float" office:value="17.9425">
                <text:p>17.94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5">
                <text:p>4.5</text:p>
              </table:table-cell>
              <table:table-cell office:value-type="float" office:value="17.3681">
                <text:p>17.36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">
                <text:p>4.4</text:p>
              </table:table-cell>
              <table:table-cell office:value-type="float" office:value="16.8028">
                <text:p>16.80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3">
                <text:p>4.3</text:p>
              </table:table-cell>
              <table:table-cell office:value-type="float" office:value="16.2466">
                <text:p>16.24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2">
                <text:p>4.2</text:p>
              </table:table-cell>
              <table:table-cell office:value-type="float" office:value="15.6994">
                <text:p>15.6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">
                <text:p>4.1</text:p>
              </table:table-cell>
              <table:table-cell office:value-type="float" office:value="15.1612">
                <text:p>15.16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14.6321">
                <text:p>14.63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">
                <text:p>3.9</text:p>
              </table:table-cell>
              <table:table-cell office:value-type="float" office:value="14.1116">
                <text:p>14.1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">
                <text:p>3.8</text:p>
              </table:table-cell>
              <table:table-cell office:value-type="float" office:value="13.6004">
                <text:p>13.60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7">
                <text:p>3.7</text:p>
              </table:table-cell>
              <table:table-cell office:value-type="float" office:value="13.0986">
                <text:p>13.09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">
                <text:p>3.6</text:p>
              </table:table-cell>
              <table:table-cell office:value-type="float" office:value="12.6061">
                <text:p>12.60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">
                <text:p>3.5</text:p>
              </table:table-cell>
              <table:table-cell office:value-type="float" office:value="12.1226">
                <text:p>12.12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">
                <text:p>3.4</text:p>
              </table:table-cell>
              <table:table-cell office:value-type="float" office:value="11.6487">
                <text:p>11.64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">
                <text:p>3.3</text:p>
              </table:table-cell>
              <table:table-cell office:value-type="float" office:value="11.1844">
                <text:p>11.18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">
                <text:p>3.2</text:p>
              </table:table-cell>
              <table:table-cell office:value-type="float" office:value="10.7296">
                <text:p>10.72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1">
                <text:p>3.1</text:p>
              </table:table-cell>
              <table:table-cell office:value-type="float" office:value="10.2841">
                <text:p>10.28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9.84831">
                <text:p>9.84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9">
                <text:p>2.9</text:p>
              </table:table-cell>
              <table:table-cell office:value-type="float" office:value="9.42235">
                <text:p>9.422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">
                <text:p>2.8</text:p>
              </table:table-cell>
              <table:table-cell office:value-type="float" office:value="9.00617">
                <text:p>9.006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7">
                <text:p>2.7</text:p>
              </table:table-cell>
              <table:table-cell office:value-type="float" office:value="8.59955">
                <text:p>8.599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">
                <text:p>2.6</text:p>
              </table:table-cell>
              <table:table-cell office:value-type="float" office:value="8.20288">
                <text:p>8.202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7.81615">
                <text:p>7.816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4">
                <text:p>2.4</text:p>
              </table:table-cell>
              <table:table-cell office:value-type="float" office:value="7.43937">
                <text:p>7.439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">
                <text:p>2.3</text:p>
              </table:table-cell>
              <table:table-cell office:value-type="float" office:value="7.07254">
                <text:p>7.072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">
                <text:p>2.2</text:p>
              </table:table-cell>
              <table:table-cell office:value-type="float" office:value="6.71565">
                <text:p>6.715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">
                <text:p>2.1</text:p>
              </table:table-cell>
              <table:table-cell office:value-type="float" office:value="6.36871">
                <text:p>6.368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6.03171">
                <text:p>6.031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">
                <text:p>1.9</text:p>
              </table:table-cell>
              <table:table-cell office:value-type="float" office:value="5.70475">
                <text:p>5.704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">
                <text:p>1.8</text:p>
              </table:table-cell>
              <table:table-cell office:value-type="float" office:value="5.38752">
                <text:p>5.387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">
                <text:p>1.7</text:p>
              </table:table-cell>
              <table:table-cell office:value-type="float" office:value="5.08023">
                <text:p>5.080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">
                <text:p>1.6</text:p>
              </table:table-cell>
              <table:table-cell office:value-type="float" office:value="4.78228">
                <text:p>4.782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">
                <text:p>1.5</text:p>
              </table:table-cell>
              <table:table-cell office:value-type="float" office:value="4.49402">
                <text:p>4.494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">
                <text:p>1.4</text:p>
              </table:table-cell>
              <table:table-cell office:value-type="float" office:value="4.21439">
                <text:p>4.214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">
                <text:p>1.3</text:p>
              </table:table-cell>
              <table:table-cell office:value-type="float" office:value="3.94399">
                <text:p>3.94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">
                <text:p>1.2</text:p>
              </table:table-cell>
              <table:table-cell office:value-type="float" office:value="3.68093">
                <text:p>3.680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">
                <text:p>1.1</text:p>
              </table:table-cell>
              <table:table-cell office:value-type="float" office:value="3.4263">
                <text:p>3.42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3.17679">
                <text:p>3.176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">
                <text:p>0.9</text:p>
              </table:table-cell>
              <table:table-cell office:value-type="float" office:value="2.93379">
                <text:p>2.933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2.69309">
                <text:p>2.693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2.45451">
                <text:p>2.454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">
                <text:p>0.6</text:p>
              </table:table-cell>
              <table:table-cell office:value-type="float" office:value="2.21424">
                <text:p>2.214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">
                <text:p>0.5</text:p>
              </table:table-cell>
              <table:table-cell office:value-type="float" office:value="1.96798">
                <text:p>1.967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1.70936">
                <text:p>1.70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99999999999999">
                <text:p>0.299999999999999</text:p>
              </table:table-cell>
              <table:table-cell office:value-type="float" office:value="1.42887">
                <text:p>1.428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1.10832">
                <text:p>1.108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9999999999996">
                <text:p>0.0999999999999996</text:p>
              </table:table-cell>
              <table:table-cell office:value-type="float" office:value="0.706431">
                <text:p>0.706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edc26d7faf41e406360d34efe1e39fe03035f7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0000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3cm" svg:y="3.952cm" style:legend-expansion="high" chart:style-name="ch2"/>
        <chart:plot-area chart:style-name="ch3" table:cell-range-address="'He+CO2 (0.5atm)'.A2:'He+CO2 (0.5atm)'.B41" svg:x="0.32cm" svg:y="0.18cm" svg:width="11.763cm" svg:height="8.64cm">
          <chartooo:coordinate-region svg:x="1.047cm" svg:y="0.379cm" svg:width="10.7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e+CO2 (0.5atm)'.B2:'He+CO2 (0.5atm)'.B41" chart:class="chart:scatter">
            <chart:domain table:cell-range-address="'He+CO2 (0.5atm)'.A2:'He+CO2 (0.5atm)'.A41"/>
            <chart:regression-curve chart:style-name="ch7">
              <chart:equation chart:display-equation="true" chart:display-r-square="true"/>
            </chart:regression-curve>
            <chart:data-point chart:repeated="24"/>
            <chart:data-point chart:style-name="ch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He+CO2 (0.5atm)'.A2:'He+CO2 (0.5atm)'.A41</svg:desc>
                </draw:g>
              </table:table-cell>
              <table:table-cell office:value-type="float" office:value="0.00461264">
                <text:p>0.00461264</text:p>
                <draw:g>
                  <svg:desc>'He+CO2 (0.5atm)'.B2:'He+CO2 (0.5atm)'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938558">
                <text:p>0.00938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152788">
                <text:p>0.0152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222464">
                <text:p>0.0222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303073">
                <text:p>0.0303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393884">
                <text:p>0.03938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494007">
                <text:p>0.0494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603351">
                <text:p>0.0603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720857">
                <text:p>0.0720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846638">
                <text:p>0.0846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0980084">
                <text:p>0.0980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11213">
                <text:p>0.11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127028">
                <text:p>0.127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142697">
                <text:p>0.1426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159107">
                <text:p>0.159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176241">
                <text:p>0.176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19408">
                <text:p>0.19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212605">
                <text:p>0.212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231797">
                <text:p>0.2317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25163">
                <text:p>0.251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.272089">
                <text:p>0.2720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293147">
                <text:p>0.293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.314785">
                <text:p>0.3147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336963">
                <text:p>0.3369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0.359673">
                <text:p>0.3596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382851">
                <text:p>0.382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406495">
                <text:p>0.4064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430525">
                <text:p>0.4305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454966">
                <text:p>0.4549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479819">
                <text:p>0.4798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0.504883">
                <text:p>0.5048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0.530261">
                <text:p>0.5302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0.555956">
                <text:p>0.5559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0.581782">
                <text:p>0.5817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0.607787">
                <text:p>0.6077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0.633998">
                <text:p>0.633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0.660271">
                <text:p>0.6602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0.686619">
                <text:p>0.6866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0.713073">
                <text:p>0.7130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739523">
                <text:p>0.739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edc26d7faf41e406360d34efe1e39fe03035f7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